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be9aa" officeooo:paragraph-rsid="000be9aa"/>
    </style:style>
    <style:style style:name="T1" style:family="text">
      <style:text-properties officeooo:rsid="000eb0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text:span text:style-name="T1">2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16:29:33.718171807</meta:creation-date>
    <dc:date>2024-11-13T16:33:27.674340518</dc:date>
    <meta:editing-duration>PT3M54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1" meta:paragraph-count="1" meta:word-count="1" meta:character-count="5" meta:non-whitespace-character-count="5"/>
  </office:meta>
</office:document-meta>
</file>